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06a8" officeooo:paragraph-rsid="001e06a8"/>
    </style:style>
    <style:style style:name="P2" style:family="paragraph" style:parent-style-name="Standard">
      <style:text-properties officeooo:rsid="0021c86e" officeooo:paragraph-rsid="0021c86e"/>
    </style:style>
    <style:style style:name="P3" style:family="paragraph" style:parent-style-name="Standard">
      <style:text-properties fo:font-weight="bold" officeooo:rsid="0022d79d" officeooo:paragraph-rsid="0022d79d" style:font-weight-asian="bold" style:font-weight-complex="bold"/>
    </style:style>
    <style:style style:name="P4" style:family="paragraph" style:parent-style-name="Standard">
      <style:text-properties fo:font-weight="normal" officeooo:rsid="0022d79d" officeooo:paragraph-rsid="0022d79d" style:font-weight-asian="normal" style:font-weight-complex="normal"/>
    </style:style>
    <style:style style:name="P5" style:family="paragraph" style:parent-style-name="Standard">
      <style:text-properties fo:font-weight="normal" officeooo:rsid="00239003" officeooo:paragraph-rsid="00239003" style:font-weight-asian="normal" style:font-weight-complex="normal"/>
    </style:style>
    <style:style style:name="P6" style:family="paragraph" style:parent-style-name="Standard">
      <style:text-properties fo:font-weight="normal" officeooo:rsid="00247536" officeooo:paragraph-rsid="00247536" style:font-weight-asian="normal" style:font-weight-complex="normal"/>
    </style:style>
    <style:style style:name="P7" style:family="paragraph" style:parent-style-name="Standard">
      <style:text-properties fo:font-weight="normal" officeooo:rsid="00262256" officeooo:paragraph-rsid="00262256" style:font-weight-asian="normal" style:font-weight-complex="normal"/>
    </style:style>
    <style:style style:name="P8" style:family="paragraph" style:parent-style-name="Standard">
      <style:text-properties fo:font-weight="normal" officeooo:rsid="0027fa6d" officeooo:paragraph-rsid="0027fa6d" style:font-weight-asian="normal" style:font-weight-complex="normal"/>
    </style:style>
    <style:style style:name="P9" style:family="paragraph" style:parent-style-name="Standard">
      <style:text-properties fo:font-weight="normal" officeooo:rsid="00288ffc" officeooo:paragraph-rsid="00288ffc" style:font-weight-asian="normal" style:font-weight-complex="normal"/>
    </style:style>
    <style:style style:name="T1" style:family="text">
      <style:text-properties officeooo:rsid="0020021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: V°-XV° s</text:p>
      <text:p text:style-name="P1"/>
      <text:p text:style-name="P1">Haut ma : <text:span text:style-name="T1">V° - X° ou XI° s</text:span></text:p>
      <text:p text:style-name="P1">ma central ou classique : <text:span text:style-name="T1">XI° - XIII° s</text:span></text:p>
      <text:p text:style-name="P1">Bas ma : XIV°-XV° s</text:p>
      <text:p text:style-name="P1"/>
      <text:p text:style-name="P1"/>
      <text:p text:style-name="P2">autre découpage</text:p>
      <text:p text:style-name="P2"/>
      <text:p text:style-name="P2">antiquité tardive : III° - VI° s</text:p>
      <text:p text:style-name="P2">périodes</text:p>
      <text:p text:style-name="P2"><text:tab/>méroviengienne V°-VII° s</text:p>
      <text:p text:style-name="P2"><text:tab/>carolingienne VII°-X° s</text:p>
      <text:p text:style-name="P2"><text:tab/>ect... variaables suivant les royaumes</text:p>
      <text:p text:style-name="P2"/>
      <text:p text:style-name="P2"/>
      <text:p text:style-name="P3">Le Haut Moyen Age</text:p>
      <text:p text:style-name="P4"><text:tab/>longue période faisant la transition entre l'Antiquité (empire romain) et une société organisée <text:tab/>autour de la saignerie dite époque 'féodale" ou "seigneuriale"</text:p>
      <text:p text:style-name="P4"/>
      <text:p text:style-name="P5">Clovis à Louis XI _ 481-1483</text:p>
      <text:p text:style-name="P5">d'un roi des Franc à un <text:s/>roi de France</text:p>
      <text:p text:style-name="P5"><text:tab/>Clovis (481-511)</text:p>
      <text:p text:style-name="P5"><text:tab/>Louis XI (1423-1461-1483)</text:p>
      <text:p text:style-name="P5"/>
      <text:p text:style-name="P6">entre le moment ou Clovis devient roi des Francs de Tournai (481) et le règne de Philippe Auguste (1180-1223) = 7 siècles dureant lesquels la Gaule devient progressivement la France</text:p>
      <text:p text:style-name="P6"/>
      <text:p text:style-name="P6">le roi des Francs ne commenceà s'appeler Roi de France avant le XIII°s (1204 dans les textes puis symboliquement avec la victoire de Bouvines 1214)</text:p>
      <text:p text:style-name="P6"/>
      <text:p text:style-name="P6"/>
      <text:p text:style-name="P7">historiographie = histoire d'une discipline</text:p>
      <text:p text:style-name="P7"/>
      <text:p text:style-name="P8">particularité des sources écrites médiévales</text:p>
      <text:p text:style-name="P8"><text:tab/>textes manuscrits (nécessité de maitriser la paléographie)</text:p>
      <text:p text:style-name="P8"><text:tab/>autres langue (latin, langue vernaculaire : gasco ect ...)</text:p>
      <text:p text:style-name="P8"/>
      <text:p text:style-name="P9">source <text:span text:style-name="T2">litteraire </text:span>généralement <text:span text:style-name="T2">narratives</text:span> (chroniques, biographie, vies de saints)</text:p>
      <text:p text:style-name="P9"><text:span text:style-name="T2">sources normatives</text:span> (textes de lois par exemple) et <text:span text:style-name="T2">actes de la pratique</text:span> (actes juridiques privés ou public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15S</meta:editing-duration>
    <meta:editing-cycles>10</meta:editing-cycles>
    <meta:generator>LibreOffice/5.3.6.1$Windows_x86 LibreOffice_project/686f202eff87ef707079aeb7f485847613344eb7</meta:generator>
    <dc:date>2018-01-17T10:07:10.959000000</dc:date>
    <meta:document-statistic meta:table-count="0" meta:image-count="0" meta:object-count="0" meta:page-count="1" meta:paragraph-count="24" meta:word-count="200" meta:character-count="1248" meta:non-whitespace-character-count="1062"/>
    <meta:user-defined meta:name="Info 1"/>
    <meta:user-defined meta:name="Info 2"/>
    <meta:user-defined meta:name="Info 3"/>
    <meta:user-defined meta:name="Info 4"/>
  </office:meta>
</office:document-meta>
</file>